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d869"/>
    </style:style>
    <style:style style:name="P2" style:family="paragraph" style:parent-style-name="Standard">
      <style:paragraph-properties fo:text-align="center" style:justify-single-word="false"/>
      <style:text-properties officeooo:paragraph-rsid="00114452"/>
    </style:style>
    <style:style style:name="P3" style:family="paragraph" style:parent-style-name="Standard">
      <style:paragraph-properties fo:text-align="center" style:justify-single-word="false"/>
      <style:text-properties officeooo:paragraph-rsid="0013af8e"/>
    </style:style>
    <style:style style:name="P4" style:family="paragraph" style:parent-style-name="Standard">
      <style:paragraph-properties fo:text-align="center" style:justify-single-word="false"/>
      <style:text-properties officeooo:paragraph-rsid="00169342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253e2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afc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officeooo:rsid="000dd869" officeooo:paragraph-rsid="000dd86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d869" officeooo:paragraph-rsid="000dd86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69342"/>
    </style:style>
    <style:style style:name="P10" style:family="paragraph" style:parent-style-name="Standard">
      <style:paragraph-properties fo:text-align="justify" style:justify-single-word="false"/>
      <style:text-properties officeooo:paragraph-rsid="000e982e"/>
    </style:style>
    <style:style style:name="P11" style:family="paragraph" style:parent-style-name="Standard">
      <style:paragraph-properties fo:text-align="justify" style:justify-single-word="false"/>
      <style:text-properties officeooo:paragraph-rsid="001f35a8"/>
    </style:style>
    <style:style style:name="P12" style:family="paragraph" style:parent-style-name="Standard">
      <style:text-properties officeooo:paragraph-rsid="000e982e"/>
    </style:style>
    <style:style style:name="P13" style:family="paragraph" style:parent-style-name="Standard">
      <style:paragraph-properties fo:text-align="center" style:justify-single-word="false"/>
      <style:text-properties officeooo:rsid="0012963b" officeooo:paragraph-rsid="0012963b"/>
    </style:style>
    <style:style style:name="P14" style:family="paragraph" style:parent-style-name="Standard">
      <style:text-properties officeooo:paragraph-rsid="00169342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dd869" officeooo:paragraph-rsid="000dd86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dd869" officeooo:paragraph-rsid="0013af8e" style:font-weight-asian="bold" style:font-weight-complex="bold"/>
    </style:style>
    <style:style style:name="P17" style:family="paragraph" style:parent-style-name="Standard">
      <style:text-properties officeooo:paragraph-rsid="00253e2b"/>
    </style:style>
    <style:style style:name="P18" style:family="paragraph" style:parent-style-name="Standard">
      <style:text-properties officeooo:paragraph-rsid="002afc00"/>
    </style:style>
    <style:style style:name="P19" style:family="paragraph" style:parent-style-name="Plain_20_Text">
      <style:text-properties style:font-name="Century Schoolbook" fo:font-size="12pt" officeooo:paragraph-rsid="00253e2b" style:font-size-asian="12pt" style:font-name-complex="Century Schoolbook"/>
    </style:style>
    <style:style style:name="P20" style:family="paragraph" style:parent-style-name="Plain_20_Text" style:list-style-name="L1">
      <style:text-properties style:font-name="Century Schoolbook" fo:font-size="12pt" officeooo:paragraph-rsid="00253e2b" style:font-size-asian="12pt" style:font-name-complex="Century Schoolbook"/>
    </style:style>
    <style:style style:name="P21" style:family="paragraph" style:parent-style-name="Plain_20_Text">
      <style:text-properties style:font-name="Century Schoolbook" fo:font-size="12pt" fo:font-weight="bold" officeooo:paragraph-rsid="00253e2b" style:font-size-asian="12pt" style:font-weight-asian="bold" style:font-name-complex="Century Schoolbook" style:font-weight-complex="bold"/>
    </style:style>
    <style:style style:name="P22" style:family="paragraph" style:parent-style-name="Plain_20_Text" style:list-style-name="L1">
      <style:text-properties officeooo:paragraph-rsid="00253e2b"/>
    </style:style>
    <style:style style:name="T1" style:family="text">
      <style:text-properties officeooo:rsid="000dd869"/>
    </style:style>
    <style:style style:name="T2" style:family="text">
      <style:text-properties style:font-name-asian="Century Schoolbook"/>
    </style:style>
    <style:style style:name="T3" style:family="text">
      <style:text-properties officeooo:rsid="000dd869" style:font-name-asian="Century Schoolbook"/>
    </style:style>
    <style:style style:name="T4" style:family="text">
      <style:text-properties officeooo:rsid="00114452" style:font-name-asian="Century Schoolbook"/>
    </style:style>
    <style:style style:name="T5" style:family="text">
      <style:text-properties officeooo:rsid="000e982e"/>
    </style:style>
    <style:style style:name="T6" style:family="text">
      <style:text-properties officeooo:rsid="0011445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d869" style:font-name-asian="Century Schoolbook" style:font-weight-asian="bold" style:font-weight-complex="bold"/>
    </style:style>
    <style:style style:name="T9" style:family="text">
      <style:text-properties officeooo:rsid="00204a81"/>
    </style:style>
    <style:style style:name="T10" style:family="text">
      <style:text-properties fo:font-size="14pt" fo:font-weight="bold" officeooo:rsid="00169342" style:font-size-asian="14pt" style:font-weight-asian="bold" style:font-size-complex="14pt" style:font-weight-complex="bold"/>
    </style:style>
    <style:style style:name="T11" style:family="text">
      <style:text-properties style:font-name="Century Schoolbook" fo:font-size="12pt" style:font-size-asian="12pt" style:font-name-complex="Century Schoolbook"/>
    </style:style>
    <style:style style:name="T12" style:family="text">
      <style:text-properties style:font-name="Century Schoolbook" fo:font-size="12pt" officeooo:rsid="002afc00" style:font-size-asian="12pt" style:font-name-complex="Century Schoolbook"/>
    </style:style>
    <style:style style:name="T13" style:family="text">
      <style:text-properties style:font-name="Century Schoolbook" fo:font-size="12pt" fo:font-style="italic" style:font-size-asian="12pt" style:font-style-asian="italic" style:font-name-complex="Century Schoolbook"/>
    </style:style>
    <style:style style:name="T14" style:family="text">
      <style:text-properties officeooo:rsid="00253e2b"/>
    </style:style>
    <style:style style:name="T15" style:family="text">
      <style:text-properties officeooo:rsid="0025cb38"/>
    </style:style>
    <style:style style:name="T16" style:family="text">
      <style:text-properties officeooo:rsid="0027adb5"/>
    </style:style>
    <style:style style:name="T17" style:family="text">
      <style:text-properties officeooo:rsid="00298b4e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8">Project Ditto</text:p>
      <text:p text:style-name="P1"/>
      <text:p text:style-name="P1"/>
      <text:p text:style-name="P1"/>
      <text:p text:style-name="P1"/>
      <text:p text:style-name="P1"/>
      <text:p text:style-name="P1"/>
      <text:p text:style-name="P1">by</text:p>
      <text:p text:style-name="P1"/>
      <text:p text:style-name="P1"><text:span text:style-name="T2">“</text:span><text:span text:style-name="T8">Anurag Kumar</text:span>”</text:p>
      <text:p text:style-name="P13">Roll No. <text:span text:style-name="T7">1326453</text:span></text:p>
      <text:p text:style-name="P1"/>
      <text:p text:style-name="P2"><text:span text:style-name="T2">“</text:span><text:span text:style-name="T4">August</text:span> <text:span text:style-name="T6">2015</text:span>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<text:span text:style-name="T16">6 weeks training</text:span> project submitted in partial <text:span text:style-name="T1">fulfilment</text:span> of the requirements</text:p>
      <text:p text:style-name="P1">for the degree of Bachelor of Science in Computer Scienc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Computer Science Department</text:p>
      <text:p text:style-name="P15">Swami Vivekanand Institute of Engineering &amp; Technology</text:p>
      <text:p text:style-name="P1"/>
      <text:p text:style-name="P1"><text:span text:style-name="T2">“</text:span><text:span text:style-name="T3">2015</text:span>”</text:p>
      <text:p text:style-name="P10"><text:soft-page-break/></text:p>
      <text:p text:style-name="P10"/>
      <text:p text:style-name="P11"><text:tab/></text:p>
      <text:p text:style-name="P11"/>
      <text:p text:style-name="P11"><text:tab/>We hereby certify that this <text:span text:style-name="T17">6 weeks training</text:span> project, submitted by “<text:span text:style-name="T5">Anurag Kumar</text:span>,” conforms to acceptable standards and is fully adequate in scope and quality for the degree of Bachelor of Science in Computer Science.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_______________________________________________<text:tab/><text:tab/>________________</text:p>
      <text:p text:style-name="P12"><text:span text:style-name="T9">Ms. Lalita Bhotani</text:span><text:tab/><text:tab/><text:tab/><text:tab/><text:tab/><text:tab/><text:tab/>Date</text:p>
      <text:p text:style-name="P10"><text:span text:style-name="T5">Head Of Department (HOD)</text:span> of Computer Science</text:p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Computer Science Department</text:p>
      <text:p text:style-name="P16">Swami Vivekanand Institute of Engineering &amp; Technology</text:p>
      <text:p text:style-name="P3"/>
      <text:p text:style-name="P3"><text:span text:style-name="T2">“</text:span><text:span text:style-name="T3">2015</text:span>”</text:p>
      <text:p text:style-name="P4"><text:soft-page-break/><text:span text:style-name="T10"/></text:p>
      <text:p text:style-name="P4"><text:span text:style-name="T10">Acknowledgements</text:span></text:p>
      <text:p text:style-name="P14"/>
      <text:p text:style-name="P14">I always thank my God as I remember you in my prayers, Philemon 1:4</text:p>
      <text:p text:style-name="P14"/>
      <text:p text:style-name="P14"><text:span text:style-name="T2">“</text:span>If you desire to acknowledge the assistance of anyone, you may do so on this page. It is often customary to thank those who have assisted you…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">Course Objections</text:p>
      <text:p text:style-name="P17"/>
      <text:p text:style-name="P17"/>
      <text:p text:style-name="P21">At the conclusion of <text:span text:style-name="T14">Project Ditto</text:span>, I will:</text:p>
      <text:p text:style-name="P19"/>
      <text:list xml:id="list249327298050641584" text:style-name="L1">
        <text:list-header>
          <text:p text:style-name="P20"/>
        </text:list-header>
        <text:list-item>
          <text:p text:style-name="P20">showcase my knowledge and command of computer science principles by completing an acceptable project.</text:p>
          <text:p text:style-name="P22"><text:span text:style-name="T11"/></text:p>
        </text:list-item>
        <text:list-item>
          <text:p text:style-name="P22"><text:span text:style-name="T11">appreciate the </text:span><text:span text:style-name="T13">grand ideas</text:span><text:span text:style-name="T11"> of computer science by understanding fundamental computer science concepts.</text:span></text:p>
          <text:p text:style-name="P20"/>
        </text:list-item>
        <text:list-item>
          <text:p text:style-name="P22"><text:span text:style-name="T11">enhance programming skills though actual program synthesis.</text:span></text:p>
          <text:p text:style-name="P20"/>
        </text:list-item>
        <text:list-item>
          <text:p text:style-name="P20">enhance technical communication skills by doing written <text:span text:style-name="T15">documentation of my project</text:span>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"/>
      <text:p text:style-name="P6"/>
      <text:p text:style-name="P6">Index</text:p>
      <text:p text:style-name="P18"/>
      <text:p text:style-name="P18"/>
      <text:p text:style-name="P18"/>
      <text:p text:style-name="P18">Process Documentation</text:p>
      <text:p text:style-name="P18"/>
      <text:p text:style-name="P18">Project Proposal <text:s/>. . . . . . . . . . . . . . . . . . . . . . . . . . . . . . . . . . . . . . . . . . . . . . . . . 1</text:p>
      <text:p text:style-name="P18"/>
      <text:p text:style-name="P18">Requirements Document . . . . . . . . . . . . . . . . . . . . . . . . . . . . . . . . . . . . . . . . . . <text:s/>X</text:p>
      <text:p text:style-name="P18"/>
      <text:p text:style-name="P18">Specifications Document . . . . . . . . . . . . . . . . . . . . . . . . . . . . . . . . . . . . . . . . . . <text:s/>X</text:p>
      <text:p text:style-name="P18"/>
      <text:p text:style-name="P18">Design Document . . . . . . . . . . . . . . . . . . . . . . . . . . . . . . . . . . . . . . . . . . . . . . . . X</text:p>
      <text:p text:style-name="P18"/>
      <text:p text:style-name="P18">User Manual <text:s/>. . . . . . . . . . . . . . . . . . . . . . . . . . . . . . . . . . . . . . . . . . . . . . . . . . . . X</text:p>
      <text:p text:style-name="P18"/>
      <text:p text:style-name="P18">Code Listing <text:s/>. . . . . . . . . . . . . . . . . . . . . . . . . . . . . . . . . . . . . . . . . . . . . . . . . . . . X</text:p>
      <text:p text:style-name="P18"/>
      <text:p text:style-name="P18"><text:span text:style-name="T12">Github Link</text:span><text:span text:style-name="T11"> containing Project and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Arial Black" fo:font-family="'Arial Black'" style:font-family-generic="swiss" style:font-pitch="variable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22:26:03.080000000</meta:creation-date>
    <dc:date>2015-08-25T23:07:39.332000000</dc:date>
    <meta:editing-duration>PT41M21S</meta:editing-duration>
    <meta:editing-cycles>28</meta:editing-cycles>
    <meta:generator>LibreOffice/5.0.0.5$Windows_x86 LibreOffice_project/1b1a90865e348b492231e1c451437d7a15bb262b</meta:generator>
    <meta:document-statistic meta:table-count="0" meta:image-count="0" meta:object-count="0" meta:page-count="5" meta:paragraph-count="40" meta:word-count="521" meta:character-count="2124" meta:non-whitespace-character-count="1632"/>
  </office:meta>
</office:document-meta>
</file>